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text-align="justify"/>
    </style:style>
    <style:style style:name="P19" style:parent-style-name="Základnítext" style:family="paragraph">
      <style:paragraph-properties fo:margin-top="0in" fo:margin-bottom="0in"/>
      <style:text-properties fo:font-weight="bold" style:font-weight-asian="bold" fo:color="#008576" fo:font-size="12pt" style:font-size-asian="12pt" style:font-size-complex="13pt"/>
    </style:style>
    <style:style style:name="P20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0/2021<text:bookmark-end text:name="Text14"/></text:p>
            <text:p text:style-name="Normální">KVOP-14239/2021<text:bookmark-end text:name="Text2"/></text:p>
            <text:p text:style-name="Normální"><text:bookmark-start text:name="Text6"/>06. 04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S. V.</text:p>
            <text:p text:style-name="Normální"/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V.,</text:p>
      <text:p text:style-name="Základnítext">dne 30. 3. 2021 byla do Kanceláře veřejného ochránce práv doručena Vaše žádost podle zákona o svobodném přístupu k informacím, kterou<text:s/><text:span text:style-name="Silné">žádáte následující informace</text:span>: „Zaslání Sborníků stanovisek veřejného ochránce práv, popř. další odborné literatury související s vězeňstvím.“</text:p>
      <text:p text:style-name="Základnítext">K Vaší žádosti<text:s/><text:span text:style-name="Silné">poskytuji následující informace</text:span>:</text:p>
      <text:p text:style-name="Základnítext">Sborník stanovisek veřejného ochránce práv Vězeňství II z roku 2019.<text:s/></text:p>
      <text:p text:style-name="Základnítext">V minulosti ještě vyšel sborník stanovisek veřejného<text:s/>ochránce práv Vězeňství z roku 2010. Jeho kompletní náklad je již rozebrán. Sborník je veřejně dostupný na webových stránkách veřejného ochránce práv (<text:a xlink:href="https://www.ochrance.cz/uploads-import/Publikace/sborniky_stanoviska/Sbornik_Vezenstvi.pdf" office:target-frame-name="_top" xlink:show="replace"><text:span text:style-name="Hypertextovýodkaz">https://www.ochrance.cz/uploads-import/Publikace/sborniky_stanoviska/Sbornik_Vezenstvi.pdf</text:span></text:a>). Tamtéž lze nalézt všechny výstupy veřejného ochránce práv týkající se vězeňství, např. Zprávu ze systematických návštěv věznic z roku 2016 (<text:a xlink:href="https://www.ochrance.cz/uploads-import/ochrana_osob/ZARIZENI/Veznice/Veznice-2016.pdf" office:target-frame-name="_top" xlink:show="replace"><text:span text:style-name="Hypertextovýodkaz">https://www.ochrance.cz/uploads-import/ochrana_osob/ZARIZENI/Veznice/Veznice-2016.pdf</text:span></text:a>).</text:p>
      <text:p text:style-name="P18"/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P19">Příloha</text:p>
      <text:p text:style-name="P20">Sborník stanovise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9VIG*</text:span></text:p>
        <text:p text:style-name="P12"><text:span text:style-name="T13">KVOPX00B9VIG</text:span>KVOPX00B9VI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1T09:43:00Z</meta:creation-date>
    <dc:date>2021-06-11T10:01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203" meta:character-count="1402" meta:row-count="10" meta:non-whitespace-character-count="1201"/>
  </office:meta>
</office:document-meta>
</file>